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ará <text:s text:c="51"/>PPA 2022-2025<text:line-break/>Governo Municipal de Piquet Carneiro <text:s text:c="11"/>DESPESAS POR FUNÇÃO E SUBFUNÇÃO <text:s text:c="29"/>Página : 001<text:line-break/>----------------------------------------------------------------------------------------------------------------------------------<text:line-break/>FUNÇÃO/SUBFUNÇÃO <text:s text:c="31"/>Valor 2022 <text:s text:c="7"/>Valor 2023 <text:s text:c="7"/>Valor 2024 <text:s text:c="7"/>Valor 2025 <text:s text:c="12"/>Total<text:line-break/>----------------------------------------------------------------------------------------------------------------------------------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1T16:30:37.098000000</dc:date>
    <meta:editing-duration>P0D</meta:editing-duration>
    <meta:editing-cycles>1</meta:editing-cycles>
    <meta:document-statistic meta:table-count="0" meta:image-count="0" meta:object-count="0" meta:page-count="1" meta:paragraph-count="1" meta:word-count="28" meta:character-count="586" meta:non-whitespace-character-count="403"/>
    <meta:generator>LibreOffice/7.6.2.1$Windows_X86_64 LibreOffice_project/56f7684011345957bbf33a7ee678afaf4d2ba333</meta:generator>
  </office:meta>
</office:document-meta>
</file>